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686c5" officeooo:paragraph-rsid="000686c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686c5" officeooo:paragraph-rsid="000686c5" style:font-size-asian="26pt" style:font-weight-asian="bold" style:font-size-complex="26pt" style:font-weight-complex="bold"/>
    </style:style>
    <style:style style:name="P3" style:family="paragraph" style:parent-style-name="Standard" style:list-style-name="L1">
      <style:text-properties fo:font-size="20pt" officeooo:rsid="000686c5" officeooo:paragraph-rsid="000686c5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 Java</text:p>
      <text:p text:style-name="P1"/>
      <text:list xml:id="list4455747312355846944" text:style-name="L1">
        <text:list-item>
          <text:p text:style-name="P3">Criar um Projeto Java.</text:p>
        </text:list-item>
        <text:list-item>
          <text:p text:style-name="P3">Criar um classe chamada produto.</text:p>
        </text:list-item>
        <text:list-item>
          <text:p text:style-name="P3">Declarar os atributos: <text:bookmark-start text:name="__DdeLink__1_1294381911"/>codigo, nome, lote, precoCompra, precoVenda, ativo, categoria<text:bookmark-end text:name="__DdeLink__1_1294381911"/>, todos com visibilidade private.</text:p>
        </text:list-item>
        <text:list-item>
          <text:p text:style-name="P3">Declarar os métodos assessores.</text:p>
        </text:list-item>
        <text:list-item>
          <text:p text:style-name="P3">Instanciar o objeto.</text:p>
        </text:list-item>
        <text:list-item>
          <text:p text:style-name="P3">Setar os valores dos atributos, menos o preco da venda.</text:p>
        </text:list-item>
        <text:list-item>
          <text:p text:style-name="P3">Criar um método que calcula o precoVenda sobre o precoCompra em 10%.</text:p>
        </text:list-item>
        <text:list-item>
          <text:p text:style-name="P3">Imprimir o produto comple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30:36.290900277</meta:creation-date>
    <meta:editing-duration>PT5M43S</meta:editing-duration>
    <meta:editing-cycles>2</meta:editing-cycles>
    <meta:generator>LibreOffice/5.1.6.2$Linux_X86_64 LibreOffice_project/10m0$Build-2</meta:generator>
    <dc:date>2019-03-12T08:36:17.199396934</dc:date>
    <meta:document-statistic meta:table-count="0" meta:image-count="0" meta:object-count="0" meta:page-count="1" meta:paragraph-count="9" meta:word-count="66" meta:character-count="403" meta:non-whitespace-character-count="354"/>
  </office:meta>
</office:document-meta>
</file>